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0.748cm"/>
    </style:style>
    <style:style style:name="co15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cc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b8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4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ff00ff"/>
    </style:style>
    <style:style style:name="ce18" style:family="table-cell" style:parent-style-name="Default">
      <style:text-properties fo:color="#008000"/>
    </style:style>
    <style:style style:name="ce19" style:family="table-cell" style:parent-style-name="Default">
      <style:text-properties fo:color="#33cc66"/>
    </style:style>
    <style:style style:name="ce20" style:family="table-cell" style:parent-style-name="Default">
      <style:text-properties fo:color="#000080"/>
    </style:style>
    <style:style style:name="ce21" style:family="table-cell" style:parent-style-name="Default">
      <style:text-properties fo:color="#cccc00"/>
    </style:style>
    <style:style style:name="ce22" style:family="table-cell" style:parent-style-name="Default">
      <style:text-properties fo:color="#800080"/>
    </style:style>
    <style:style style:name="ce23" style:family="table-cell" style:parent-style-name="Default">
      <style:text-properties fo:color="#0099ff"/>
    </style:style>
    <style:style style:name="ce24" style:family="table-cell" style:parent-style-name="Default">
      <style:text-properties fo:color="#00b8ff"/>
    </style:style>
    <style:style style:name="ce25" style:family="table-cell" style:parent-style-name="Default">
      <style:text-properties fo:color="#e6e64c"/>
    </style:style>
    <style:style style:name="ce26" style:family="table-cell" style:parent-style-name="Default">
      <style:text-properties fo:color="#808000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6"/>
        <table:table-column table:style-name="co3" table:default-cell-style-name="ce5"/>
        <table:table-column table:style-name="co4" table:default-cell-style-name="ce5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5"/>
        <table:table-column table:style-name="co10" table:default-cell-style-name="ce5"/>
        <table:table-column table:style-name="co11" table:default-cell-style-name="ce16"/>
        <table:table-column table:style-name="co12" table:default-cell-style-name="ce16"/>
        <table:table-column table:style-name="co5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9" table:default-cell-style-name="ce16"/>
        <table:table-column table:style-name="co14" table:default-cell-style-name="ce16"/>
        <table:table-column table:style-name="co15" table:default-cell-style-name="ce16"/>
        <table:table-column table:style-name="co5" table:number-columns-repeated="1007" table:default-cell-style-name="ce16"/>
        <table:table-row table:style-name="ro1">
          <table:table-cell table:style-name="ce1" office:value-type="string">
            <text:p>Konami 00712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/>
          <table:table-cell table:style-name="ce5" office:value-type="string">
            <text:p>Pad type</text:p>
          </table:table-cell>
          <table:table-cell table:number-columns-repeated="2"/>
          <table:table-cell table:style-name="ce5"/>
          <table:table-cell table:style-name="ce28" office:value-type="string">
            <text:p>Pin #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3" office:value-type="string">
            <text:p>CLOCK</text:p>
          </table:table-cell>
          <table:table-cell table:style-name="ce17" office:value-type="string">
            <text:p>24MHz clock in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style-name="ce5" office:value-type="string">
            <text:p>NI??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K1</text:p>
          </table:table-cell>
          <table:table-cell office:value-type="string">
            <text:p>?</text:p>
          </table:table-cell>
          <table:table-cell table:style-name="ce17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/>
          <table:table-cell office:value-type="float" office:value="67">
            <text:p>67</text:p>
          </table:table-cell>
          <table:table-cell table:style-name="ce5" office:value-type="string">
            <text:p>NC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28" office:value-type="string">
            <text:p>IN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CK2</text:p>
          </table:table-cell>
          <table:table-cell office:value-type="string">
            <text:p>?</text:p>
          </table:table-cell>
          <table:table-cell table:style-name="ce17" office:value-type="string">
            <text:p>CLK2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CK1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X1S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/>
          <table:table-cell office:value-type="float" office:value="66">
            <text:p>66</text:p>
          </table:table-cell>
          <table:table-cell table:style-name="ce10" office:value-type="string">
            <text:p>NQ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/>
          <table:table-cell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3" office:value-type="string">
            <text:p>CK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/>
          <table:table-cell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/>
          <table:table-cell office:value-type="float" office:value="68">
            <text:p>68</text:p>
          </table:table-cell>
          <table:table-cell table:style-name="ce5" office:value-type="string">
            <text:p>H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/>
          <table:table-cell office:value-type="float" office:value="122">
            <text:p>122</text:p>
          </table:table-cell>
          <table:table-cell table:style-name="ce5" office:value-type="string">
            <text:p>NV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X1S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/>
          <table:table-cell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7">
            <text:p>7</text:p>
          </table:table-cell>
          <table:table-cell table:style-name="ce29" office:value-type="float" office:value="69">
            <text:p>6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/>
          <table:table-cell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/>
          <table:table-cell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/>
          <table:table-cell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100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office:value-type="float" office:value="10">
            <text:p>10</text:p>
          </table:table-cell>
          <table:table-cell table:style-name="ce29" office:value-type="float" office:value="7">
            <text:p>7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1">
            <text:p>11</text:p>
          </table:table-cell>
          <table:table-cell/>
          <table:table-cell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/>
          <table:table-cell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2">
            <text:p>12</text:p>
          </table:table-cell>
          <table:table-cell/>
          <table:table-cell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2">
            <text:p>12</text:p>
          </table:table-cell>
          <table:table-cell table:style-name="ce29" office:value-type="float" office:value="8">
            <text:p>8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string">
            <text:p>OCD3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/>
          <table:table-cell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5" office:value-type="float" office:value="23">
            <text:p>2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/>
          <table:table-cell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24">
            <text:p>24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/>
          <table:table-cell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/>
          <table:table-cell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/>
          <table:table-cell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6">
            <text:p>16</text:p>
          </table:table-cell>
          <table:table-cell table:style-name="ce29" office:value-type="float" office:value="175">
            <text:p>175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7">
            <text:p>17</text:p>
          </table:table-cell>
          <table:table-cell table:style-name="ce29" office:value-type="float" office:value="129">
            <text:p>12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8">
            <text:p>18</text:p>
          </table:table-cell>
          <table:table-cell/>
          <table:table-cell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/>
          <table:table-cell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">
            <text:p>19</text:p>
          </table:table-cell>
          <table:table-cell/>
          <table:table-cell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CA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/>
          <table:table-cell table:style-name="Default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RA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/>
          <table:table-cell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/>
          <table:table-cell table:style-name="Default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">
            <text:p>3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5" office:value-type="float" office:value="40">
            <text:p>4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/>
          <table:table-cell table:style-name="Default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/>
          <table:table-cell office:value-type="float" office:value="132">
            <text:p>132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3"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/>
          <table:table-cell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3"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/>
          <table:table-cell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WR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NMI</text:p>
          </table:table-cell>
          <table:table-cell table:number-columns-repeated="1020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External rese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/>
          <table:table-cell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Default"/>
          <table:table-cell table:number-columns-repeated="3"/>
          <table:table-cell table:style-name="ce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RESE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/>
          <table:table-cell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/>
          <table:table-cell table:style-name="Default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4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4"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/>
          <table:table-cell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55">
            <text:p>5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/>
          <table:table-cell office:value-type="float" office:value="180">
            <text:p>180</text:p>
          </table:table-cell>
          <table:table-cell table:style-name="ce5" office:value-type="string">
            <text:p>NC</text:p>
          </table:table-cell>
          <table:table-cell table:number-columns-repeated="5"/>
          <table:table-cell table:style-name="ce5" table:number-columns-repeated="2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56">
            <text:p>56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/>
          <table:table-cell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/>
          <table:table-cell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number-columns-repeated="4"/>
          <table:table-cell table:style-name="ce9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/>
          <table:table-cell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number-columns-repeated="4"/>
          <table:table-cell table:style-name="ce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/>
          <table:table-cell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number-columns-repeated="4"/>
          <table:table-cell table:style-name="ce9"/>
          <table:table-cell table:style-name="ce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/>
          <table:table-cell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 office:value-type="string">
            <text:p>C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/>
          <table:table-cell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2">
            <text:p>62</text:p>
          </table:table-cell>
          <table:table-cell office:value-type="string">
            <text:p>NRMW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/>
          <table:table-cell office:value-type="float" office:value="83">
            <text:p>8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NXCS0 – From address decode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/>
          <table:table-cell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4">
            <text:p>64</text:p>
          </table:table-cell>
          <table:table-cell office:value-type="string">
            <text:p>NEQ</text:p>
          </table:table-cell>
          <table:table-cell office:value-type="string">
            <text:p>?</text:p>
          </table:table-cell>
          <table:table-cell office:value-type="string">
            <text:p>NEQ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/>
          <table:table-cell office:value-type="float" office:value="22">
            <text:p>22</text:p>
          </table:table-cell>
          <table:table-cell table:style-name="ce8" office:value-type="string">
            <text:p>OCD3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0" office:value-type="string">
            <text:p>NE</text:p>
          </table:table-cell>
          <table:table-cell office:value-type="string">
            <text:p>?</text:p>
          </table:table-cell>
          <table:table-cell table:style-name="ce22" office:value-type="string">
            <text:p>6809 CPU N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  <table:table-cell/>
          <table:table-cell office:value-type="float" office:value="136">
            <text:p>136</text:p>
          </table:table-cell>
          <table:table-cell table:style-name="ce5" office:value-type="string">
            <text:p>NCBK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0" office:value-type="string">
            <text:p>NQ</text:p>
          </table:table-cell>
          <table:table-cell office:value-type="string">
            <text:p>?</text:p>
          </table:table-cell>
          <table:table-cell table:style-name="ce22" office:value-type="string">
            <text:p>6809 CPU NQ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/>
          <table:table-cell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67">
            <text:p>67</text:p>
          </table:table-cell>
          <table:table-cell office:value-type="string">
            <text:p>NCSY</text:p>
          </table:table-cell>
          <table:table-cell office:value-type="string">
            <text:p>OUT</text:p>
          </table:table-cell>
          <table:table-cell office:value-type="string">
            <text:p>Sync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36">
            <text:p>36</text:p>
          </table:table-cell>
          <table:table-cell/>
          <table:table-cell office:value-type="float" office:value="137">
            <text:p>137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8">
            <text:p>68</text:p>
          </table:table-cell>
          <table:table-cell office:value-type="string">
            <text:p>H2</text:p>
          </table:table-cell>
          <table:table-cell/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/>
          <table:table-cell office:value-type="float" office:value="23">
            <text:p>2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9">
            <text:p>6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">
            <text:p>37</text:p>
          </table:table-cell>
          <table:table-cell/>
          <table:table-cell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/>
          <table:table-cell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">
            <text:p>38</text:p>
          </table:table-cell>
          <table:table-cell/>
          <table:table-cell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/>
          <table:table-cell office:value-type="float" office:value="24">
            <text:p>24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6"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">
            <text:p>39</text:p>
          </table:table-cell>
          <table:table-cell/>
          <table:table-cell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/>
          <table:table-cell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/>
          <table:table-cell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">
            <text:p>41</text:p>
          </table:table-cell>
          <table:table-cell/>
          <table:table-cell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/>
          <table:table-cell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">
            <text:p>42</text:p>
          </table:table-cell>
          <table:table-cell/>
          <table:table-cell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/>
          <table:table-cell office:value-type="float" office:value="185">
            <text:p>18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  <table:table-cell/>
          <table:table-cell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/>
          <table:table-cell office:value-type="float" office:value="141">
            <text:p>14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5" office:value-type="float" office:value="83">
            <text:p>8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44">
            <text:p>44</text:p>
          </table:table-cell>
          <table:table-cell/>
          <table:table-cell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/>
          <table:table-cell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/>
          <table:table-cell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/>
          <table:table-cell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">
            <text:p>46</text:p>
          </table:table-cell>
          <table:table-cell/>
          <table:table-cell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/>
          <table:table-cell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/>
          <table:table-cell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/>
          <table:table-cell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/>
          <table:table-cell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/>
          <table:table-cell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/>
          <table:table-cell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OE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/>
          <table:table-cell office:value-type="float" office:value="144">
            <text:p>144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/>
          <table:table-cell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1"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/>
          <table:table-cell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5" office:value-type="float" office:value="97">
            <text:p>9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/>
          <table:table-cell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/>
          <table:table-cell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/>
          <table:table-cell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/>
          <table:table-cell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1016"/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">
            <text:p>53</text:p>
          </table:table-cell>
          <table:table-cell/>
          <table:table-cell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3">
            <text:p>53</text:p>
          </table:table-cell>
          <table:table-cell/>
          <table:table-cell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3"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">
            <text:p>54</text:p>
          </table:table-cell>
          <table:table-cell/>
          <table:table-cell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4">
            <text:p>54</text:p>
          </table:table-cell>
          <table:table-cell/>
          <table:table-cell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O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/>
          <table:table-cell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FIRQ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55">
            <text:p>55</text:p>
          </table:table-cell>
          <table:table-cell/>
          <table:table-cell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0"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IRQ</text:p>
          </table:table-cell>
          <table:table-cell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/>
          <table:table-cell office:value-type="float" office:value="190">
            <text:p>19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14"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6">
            <text:p>56</text:p>
          </table:table-cell>
          <table:table-cell/>
          <table:table-cell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/>
          <table:table-cell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11">
            <text:p>11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7">
            <text:p>57</text:p>
          </table:table-cell>
          <table:table-cell/>
          <table:table-cell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/>
          <table:table-cell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4"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8">
            <text:p>58</text:p>
          </table:table-cell>
          <table:table-cell/>
          <table:table-cell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/>
          <table:table-cell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59">
            <text:p>59</text:p>
          </table:table-cell>
          <table:table-cell/>
          <table:table-cell office:value-type="float" office:value="97">
            <text:p>97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0">
            <text:p>60</text:p>
          </table:table-cell>
          <table:table-cell/>
          <table:table-cell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0">
            <text:p>60</text:p>
          </table:table-cell>
          <table:table-cell/>
          <table:table-cell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/>
          <table:table-cell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6809 CPU read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1">
            <text:p>61</text:p>
          </table:table-cell>
          <table:table-cell/>
          <table:table-cell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ce10"/>
          <table:table-cell table:style-name="ce22" office:value-type="string">
            <text:p>NWCS – To 007593 palette chip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/>
          <table:table-cell office:value-type="float" office:value="149">
            <text:p>149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21">
            <text:p>121</text:p>
          </table:table-cell>
          <table:table-cell office:value-type="string">
            <text:p>NI??</text:p>
          </table:table-cell>
          <table:table-cell/>
          <table:table-cell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2">
            <text:p>62</text:p>
          </table:table-cell>
          <table:table-cell/>
          <table:table-cell office:value-type="float" office:value="39">
            <text:p>39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5" office:value-type="float" office:value="122">
            <text:p>122</text:p>
          </table:table-cell>
          <table:table-cell office:value-type="string">
            <text:p>NVSY</text:p>
          </table:table-cell>
          <table:table-cell office:value-type="string">
            <text:p>OUT</text:p>
          </table:table-cell>
          <table:table-cell office:value-type="string">
            <text:p>Vsync outpu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3">
            <text:p>63</text:p>
          </table:table-cell>
          <table:table-cell/>
          <table:table-cell office:value-type="float" office:value="193">
            <text:p>193</text:p>
          </table:table-cell>
          <table:table-cell table:style-name="ce5" office:value-type="string">
            <text:p>TSN1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3">
            <text:p>63</text:p>
          </table:table-cell>
          <table:table-cell/>
          <table:table-cell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/>
          <table:table-cell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5">
            <text:p>12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table:style-name="Default"/>
          <table:table-cell office:value-type="string">
            <text:p>T</text:p>
          </table:table-cell>
          <table:table-cell office:value-type="float" office:value="64">
            <text:p>64</text:p>
          </table:table-cell>
          <table:table-cell/>
          <table:table-cell office:value-type="float" office:value="40">
            <text:p>4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/>
          <table:table-cell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Not power !</text:p>
          </table:table-cell>
          <table:table-cell table:number-columns-repeated="1012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/>
          <table:table-cell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9">
            <text:p>12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6">
            <text:p>66</text:p>
          </table:table-cell>
          <table:table-cell/>
          <table:table-cell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/>
          <table:table-cell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7">
            <text:p>67</text:p>
          </table:table-cell>
          <table:table-cell/>
          <table:table-cell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32">
            <text:p>132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/>
          <table:table-cell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8">
            <text:p>68</text:p>
          </table:table-cell>
          <table:table-cell/>
          <table:table-cell office:value-type="float" office:value="195">
            <text:p>19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/>
          <table:table-cell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9">
            <text:p>69</text:p>
          </table:table-cell>
          <table:table-cell/>
          <table:table-cell office:value-type="float" office:value="153">
            <text:p>15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6">
            <text:p>136</text:p>
          </table:table-cell>
          <table:table-cell office:value-type="string">
            <text:p>NCBK</text:p>
          </table:table-cell>
          <table:table-cell office:value-type="string">
            <text:p>OUT</text:p>
          </table:table-cell>
          <table:table-cell office:value-type="string">
            <text:p>NCBK0 – Blanking output ?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/>
          <table:table-cell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7">
            <text:p>137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0">
            <text:p>70</text:p>
          </table:table-cell>
          <table:table-cell/>
          <table:table-cell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1">
            <text:p>71</text:p>
          </table:table-cell>
          <table:table-cell/>
          <table:table-cell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/>
          <table:table-cell office:value-type="float" office:value="196">
            <text:p>196</text:p>
          </table:table-cell>
          <table:table-cell table:style-name="ce5" office:value-type="string">
            <text:p>TS1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2">
            <text:p>72</text:p>
          </table:table-cell>
          <table:table-cell/>
          <table:table-cell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1">
            <text:p>14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/>
          <table:table-cell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3">
            <text:p>73</text:p>
          </table:table-cell>
          <table:table-cell/>
          <table:table-cell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/>
          <table:table-cell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4">
            <text:p>144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4">
            <text:p>74</text:p>
          </table:table-cell>
          <table:table-cell/>
          <table:table-cell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/>
          <table:table-cell office:value-type="float" office:value="197">
            <text:p>197</text:p>
          </table:table-cell>
          <table:table-cell table:style-name="ce5" office:value-type="string">
            <text:p>TS2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5">
            <text:p>75</text:p>
          </table:table-cell>
          <table:table-cell/>
          <table:table-cell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/>
          <table:table-cell office:value-type="float" office:value="156">
            <text:p>156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6">
            <text:p>76</text:p>
          </table:table-cell>
          <table:table-cell/>
          <table:table-cell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9">
            <text:p>14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/>
          <table:table-cell office:value-type="float" office:value="198">
            <text:p>198</text:p>
          </table:table-cell>
          <table:table-cell table:style-name="ce5" office:value-type="string">
            <text:p>TS3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2"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7">
            <text:p>77</text:p>
          </table:table-cell>
          <table:table-cell/>
          <table:table-cell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/>
          <table:table-cell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78">
            <text:p>78</text:p>
          </table:table-cell>
          <table:table-cell/>
          <table:table-cell office:value-type="float" office:value="199">
            <text:p>199</text:p>
          </table:table-cell>
          <table:table-cell table:style-name="ce5" office:value-type="string">
            <text:p>TS4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3">
            <text:p>15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/>
          <table:table-cell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9"/>
          <table:table-cell table:style-name="ce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9">
            <text:p>79</text:p>
          </table:table-cell>
          <table:table-cell/>
          <table:table-cell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6">
            <text:p>156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/>
          <table:table-cell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0">
            <text:p>80</text:p>
          </table:table-cell>
          <table:table-cell/>
          <table:table-cell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/>
          <table:table-cell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0"/>
          <table:table-cell table:style-name="Default"/>
          <table:table-cell table:style-name="ce10"/>
          <table:table-cell table:number-columns-repeated="1004"/>
        </table:table-row>
        <table:table-row table:style-name="ro1">
          <table:table-cell table:style-name="ce5" office:value-type="float" office:value="159">
            <text:p>15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1">
            <text:p>81</text:p>
          </table:table-cell>
          <table:table-cell/>
          <table:table-cell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4"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/>
          <table:table-cell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1">
            <text:p>16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2">
            <text:p>82</text:p>
          </table:table-cell>
          <table:table-cell/>
          <table:table-cell office:value-type="float" office:value="200">
            <text:p>200</text:p>
          </table:table-cell>
          <table:table-cell table:style-name="ce5" office:value-type="string">
            <text:p>TS5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/>
          <table:table-cell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3">
            <text:p>83</text:p>
          </table:table-cell>
          <table:table-cell/>
          <table:table-cell office:value-type="float" office:value="201">
            <text:p>201</text:p>
          </table:table-cell>
          <table:table-cell table:style-name="ce5" office:value-type="string">
            <text:p>TS6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5"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3">
            <text:p>83</text:p>
          </table:table-cell>
          <table:table-cell/>
          <table:table-cell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5" office:value-type="float" office:value="165">
            <text:p>16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4">
            <text:p>84</text:p>
          </table:table-cell>
          <table:table-cell/>
          <table:table-cell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4">
            <text:p>84</text:p>
          </table:table-cell>
          <table:table-cell/>
          <table:table-cell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5">
            <text:p>85</text:p>
          </table:table-cell>
          <table:table-cell/>
          <table:table-cell office:value-type="float" office:value="111">
            <text:p>11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8">
            <text:p>16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85">
            <text:p>85</text:p>
          </table:table-cell>
          <table:table-cell/>
          <table:table-cell office:value-type="float" office:value="159">
            <text:p>159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69">
            <text:p>169</text:p>
          </table:table-cell>
          <table:table-cell office:value-type="string">
            <text:p>TS1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6">
            <text:p>86</text:p>
          </table:table-cell>
          <table:table-cell/>
          <table:table-cell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6">
            <text:p>86</text:p>
          </table:table-cell>
          <table:table-cell/>
          <table:table-cell office:value-type="float" office:value="202">
            <text:p>202</text:p>
          </table:table-cell>
          <table:table-cell table:style-name="ce5" office:value-type="string">
            <text:p>TS7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T</text:p>
          </table:table-cell>
          <table:table-cell office:value-type="float" office:value="87">
            <text:p>87</text:p>
          </table:table-cell>
          <table:table-cell/>
          <table:table-cell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7">
            <text:p>87</text:p>
          </table:table-cell>
          <table:table-cell/>
          <table:table-cell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 table:number-columns-repeated="2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8">
            <text:p>88</text:p>
          </table:table-cell>
          <table:table-cell/>
          <table:table-cell office:value-type="float" office:value="55">
            <text:p>5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/>
          <table:table-cell office:value-type="float" office:value="161">
            <text:p>161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75">
            <text:p>17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9">
            <text:p>89</text:p>
          </table:table-cell>
          <table:table-cell/>
          <table:table-cell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/>
          <table:table-cell office:value-type="float" office:value="203">
            <text:p>203</text:p>
          </table:table-cell>
          <table:table-cell table:style-name="ce5" office:value-type="string">
            <text:p>TS8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0">
            <text:p>90</text:p>
          </table:table-cell>
          <table:table-cell/>
          <table:table-cell office:value-type="float" office:value="56">
            <text:p>56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/>
          <table:table-cell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1">
            <text:p>91</text:p>
          </table:table-cell>
          <table:table-cell/>
          <table:table-cell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0">
            <text:p>18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/>
          <table:table-cell office:value-type="float" office:value="204">
            <text:p>204</text:p>
          </table:table-cell>
          <table:table-cell table:style-name="ce5" office:value-type="string">
            <text:p>TS9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0"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NCOE0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92">
            <text:p>92</text:p>
          </table:table-cell>
          <table:table-cell/>
          <table:table-cell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10"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office:value-type="string">
            <text:p>?</text:p>
          </table:table-cell>
          <table:table-cell table:style-name="ce22" office:value-type="string">
            <text:p>RAMWR – 007593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/>
          <table:table-cell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3">
            <text:p>93</text:p>
          </table:table-cell>
          <table:table-cell/>
          <table:table-cell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/>
          <table:table-cell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5">
            <text:p>18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4">
            <text:p>94</text:p>
          </table:table-cell>
          <table:table-cell/>
          <table:table-cell office:value-type="float" office:value="205">
            <text:p>20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table:style-name="ce28" office:value-type="float" office:value="94">
            <text:p>94</text:p>
          </table:table-cell>
          <table:table-cell/>
          <table:table-cell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165">
            <text:p>16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0">
            <text:p>190</text:p>
          </table:table-cell>
          <table:table-cell office:value-type="string">
            <text:p>NC</text:p>
          </table:table-cell>
          <table:table-cell table:number-columns-repeated="3"/>
          <table:table-cell table:style-name="Default"/>
          <table:table-cell office:value-type="string">
            <text:p>L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206">
            <text:p>206</text:p>
          </table:table-cell>
          <table:table-cell table:style-name="ce5" office:value-type="string">
            <text:p>TS10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2"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3">
            <text:p>193</text:p>
          </table:table-cell>
          <table:table-cell office:value-type="string">
            <text:p>TSN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4"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5">
            <text:p>19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5" office:value-type="float" office:value="196">
            <text:p>196</text:p>
          </table:table-cell>
          <table:table-cell office:value-type="string">
            <text:p>TS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7">
            <text:p>197</text:p>
          </table:table-cell>
          <table:table-cell office:value-type="string">
            <text:p>TS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207">
            <text:p>207</text:p>
          </table:table-cell>
          <table:table-cell table:style-name="ce5" office:value-type="string">
            <text:p>TS11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5" office:value-type="float" office:value="198">
            <text:p>198</text:p>
          </table:table-cell>
          <table:table-cell office:value-type="string">
            <text:p>TS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9">
            <text:p>199</text:p>
          </table:table-cell>
          <table:table-cell office:value-type="string">
            <text:p>TS4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168">
            <text:p>168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200">
            <text:p>200</text:p>
          </table:table-cell>
          <table:table-cell office:value-type="string">
            <text:p>TS5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62">
            <text:p>62</text:p>
          </table:table-cell>
          <table:table-cell table:style-name="ce5" office:value-type="string">
            <text:p>NRMW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1">
            <text:p>201</text:p>
          </table:table-cell>
          <table:table-cell office:value-type="string">
            <text:p>TS6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2">
            <text:p>102</text:p>
          </table:table-cell>
          <table:table-cell/>
          <table:table-cell office:value-type="float" office:value="208">
            <text:p>208</text:p>
          </table:table-cell>
          <table:table-cell table:style-name="ce5" office:value-type="string">
            <text:p>TS12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2">
            <text:p>202</text:p>
          </table:table-cell>
          <table:table-cell office:value-type="string">
            <text:p>TS7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02">
            <text:p>102</text:p>
          </table:table-cell>
          <table:table-cell/>
          <table:table-cell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203">
            <text:p>203</text:p>
          </table:table-cell>
          <table:table-cell office:value-type="string">
            <text:p>TS8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5" office:value-type="float" office:value="204">
            <text:p>204</text:p>
          </table:table-cell>
          <table:table-cell office:value-type="string">
            <text:p>TS9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64">
            <text:p>64</text:p>
          </table:table-cell>
          <table:table-cell table:style-name="ce5" office:value-type="string">
            <text:p>NEQ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5">
            <text:p>20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65">
            <text:p>65</text:p>
          </table:table-cell>
          <table:table-cell table:style-name="ce10" office:value-type="string">
            <text:p>NE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6">
            <text:p>206</text:p>
          </table:table-cell>
          <table:table-cell office:value-type="string">
            <text:p>TS10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/>
          <table:table-cell office:value-type="string">
            <text:p>L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169">
            <text:p>169</text:p>
          </table:table-cell>
          <table:table-cell table:style-name="ce5" office:value-type="string">
            <text:p>TS13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7">
            <text:p>207</text:p>
          </table:table-cell>
          <table:table-cell office:value-type="string">
            <text:p>TS1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" office:value-type="float" office:value="208">
            <text:p>208</text:p>
          </table:table-cell>
          <table:table-cell office:value-type="string">
            <text:p>TS1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 table:number-columns-repeated="1020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/09/2020</text:date>, <text:time>06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9-10T06:14:21.86</dc:date>
    <meta:editing-duration>P18DT13H23M16S</meta:editing-duration>
    <meta:editing-cycles>117</meta:editing-cycles>
    <meta:generator>OpenOffice/4.1.7$Win32 OpenOffice.org_project/417m1$Build-9800</meta:generator>
    <meta:document-statistic meta:table-count="3" meta:cell-count="1994" meta:object-count="0"/>
  </office:meta>
</office:document-meta>
</file>